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echnisch-Didaktisches Liesmich für das InstaHub-Skript</text:p>
      <text:p text:style-name="Author">Reinhard Nitzsche</text:p>
      <text:h text:style-name="Heading_20_1" text:outline-level="1"><text:bookmark-start text:name="ziel"/>Ziel<text:bookmark-end text:name="ziel"/></text:h>
      <text:list text:style-name="L1">
        <text:list-item>
          <text:p text:style-name="P1">Aus den MD-Dateien werden einsatzbereite ODT-, PDF- und EPUB-Dateien erstellt.</text:p>
        </text:list-item>
        <text:list-item>
          <text:p text:style-name="P1">EPUB kann als Moodle-Buch in Moodleimportiert werden</text:p>
        </text:list-item>
        <text:list-item>
          <text:p text:style-name="P1">Die vielfältigen Dateiformate bieten Raum für Differenzierungen und individuelle Entscheidungen der Lehrkraft.</text:p>
        </text:list-item>
      </text:list>
      <text:h text:style-name="Heading_20_1" text:outline-level="1"><text:bookmark-start text:name="ordner-im-stammverzeichnis"/>Ordner im Stammverzeichnis<text:bookmark-end text:name="ordner-im-stammverzeichnis"/></text:h>
      <text:list text:style-name="L2">
        <text:list-item>
          <text:p text:style-name="P2">Abbildungen: Abbildungen, die im Skript und in Moodle verwendet werden in der Rohfassung bzw. im Quellformat</text:p>
        </text:list-item>
        <text:list-item>
          <text:p text:style-name="P2">Assets: Abbildungen, die in den MD-Dateien referenziert werden. Diese sind so skaliert, dass sie in EPUB, ODT und PDF einigermaßen vernünftig aussehen</text:p>
        </text:list-item>
        <text:list-item>
          <text:p text:style-name="P2">EPUB, ODT und PDF: In diese Ordner werden die konvertierten Dateien geschrieben. Der Inhalt wird also ohne Rückfrage überschrieben!</text:p>
        </text:list-item>
        <text:list-item>
          <text:p text:style-name="P2">Video: Screencasts zur Ergänzung des Skriptes</text:p>
        </text:list-item>
      </text:list>
      <text:h text:style-name="Heading_20_1" text:outline-level="1"><text:bookmark-start text:name="dateien-im-stammverzeichnis"/>Dateien im Stammverzeichnis<text:bookmark-end text:name="dateien-im-stammverzeichnis"/></text:h>
      <text:list text:style-name="L3">
        <text:list-item>
          <text:p text:style-name="P3">*.md: Die einzelnen Kapitel des Buches. Folgende Ausnahmen:</text:p>
          <text:list text:style-name="L4">
            <text:list-item>
              <text:p text:style-name="P4">000-Liesmich.md: Diese Datei</text:p>
            </text:list-item>
            <text:list-item>
              <text:p text:style-name="P4">00-Meta.md: Meta-Angaben, die in jede EPUB- und die Einzel-ODT-Dateien geschrieben werden sollen. Das YAML-Feld VersionODT soll denselben Wert wie das Feld date in 00-Titel.md enthalten. Es wird in der Fußzeile der ODT-Dateien als Feld eingefügt.</text:p>
            </text:list-item>
            <text:list-item>
              <text:p text:style-name="P4">00-Titel.md: Meta-Angaben, die in die Komplett-Dateien, aber nicht in die ODT-Dateien geschrieben werden sollen.</text:p>
            </text:list-item>
          </text:list>
        </text:list-item>
        <text:list-item>
          <text:p text:style-name="P3">instahub.css: CSS-Informationen, die in EPUB eingebettet werden, von vielen Readern aber offenbar nicht interpretiert werden.</text:p>
        </text:list-item>
        <text:list-item>
          <text:p text:style-name="P3">instahub.xml: Meta-Daten für EPUB. Ob die neben den YAML-Angaben noch nötig sind, habe ich nicht getestet. Kofler schreibt das aber so. (Vgl. Kofler: Markdown &amp; Pandoc, 2. Auflage)</text:p>
        </text:list-item>
        <text:list-item>
          <text:p text:style-name="P3">InstaHubCover.png: Das Titelbild für das EBook</text:p>
        </text:list-item>
        <text:list-item>
          <text:p text:style-name="P3">instahubTemplate.odt: Die Vorlage, nach der die ODT-Dateien geschrieben werden. Laut Pandoc ist das kein Template, aber es funktioniert fast wie eines. Die Datei darf offenbar keine Bilder enthalten. Übernommen werden Seiteneinstellungen inkl. der Inhalte der Kopf- und Fußzeilen.</text:p>
          <text:p text:style-name="P3">Sie ist derzeit so eingerichtet, dass zwei A4-Seiten auf eine A4-Seite kopiert werden könnnen.</text:p>
        </text:list-item>
        <text:list-item>
          <text:p text:style-name="P3">makeall.bat: Eine Batch-Datei, die alle EPUB-, ODT- und PDF-Dateien erstell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Liberation Mono" svg:font-family="'Liberation Mono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>
        <style:tab-stops/>
      </style:paragraph-properties>
      <style:text-properties style:font-name="Liberation Sans" fo:font-family="'Liberation Sans'" style:font-style-name="Standard" style:font-family-generic="swiss" style:font-pitch="variable" fo:font-size="15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7cm" fo:margin-bottom="0.21cm" loext:contextual-spacing="false" fo:keep-with-next="always"/>
      <style:text-properties style:font-name="Liberation Sans" fo:font-family="'Liberation Sans'" style:font-style-name="Standard" style:font-family-generic="swiss" style:font-pitch="variable" fo:font-size="22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text-indent="0.7cm" style:auto-text-indent="false" style:page-number="auto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101cm" fo:margin-bottom="0.4cm" loext:contextual-spacing="false" text:number-lines="false" text:line-number="0"/>
      <style:text-properties fo:font-size="90%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>
      <style:paragraph-properties fo:text-align="center" style:justify-single-word="false"/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text-align="center" style:justify-single-word="false"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loext:contextual-spacing="false"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6cm" fo:margin-bottom="0.21cm" loext:contextual-spacing="false"/>
      <style:text-properties fo:font-size="2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cm" fo:margin-bottom="0.21cm" loext:contextual-spacing="false"/>
      <style:text-properties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7cm" fo:margin-bottom="0cm" loext:contextual-spacing="false" fo:padding="0.049cm" fo:border="none">
        <style:tab-stops/>
      </style:paragraph-properties>
      <style:text-properties fo:font-size="15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loext:graphic-properties draw:fill="solid" draw:fill-color="#ffff99"/>
      <style:paragraph-properties fo:margin-left="0cm" fo:margin-right="0cm" fo:margin-top="0cm" fo:margin-bottom="0cm" loext:contextual-spacing="false" fo:text-indent="0cm" style:auto-text-indent="false" fo:background-color="#ffff99" fo:padding="0.101cm" fo:border="0.99pt solid #c9211e"/>
      <style:text-properties style:font-name="Liberation Mono" fo:font-family="'Liberation Mono'" style:font-style-name="Standard" style:font-family-generic="modern" style:font-pitch="fixed" fo:font-size="90%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90%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paragraph-properties fo:text-align="center" style:justify-single-word="false"/>
      <style:text-properties fo:font-style="italic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4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51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014cm" style:type="right" style:leader-style="dotted" style:leader-text="."/>
        </style:tab-stops>
      </style:paragraph-properties>
    </style:style>
    <style:style style:name="Source_5f_Text" style:display-name="Source_Text" style:family="text">
      <style:text-properties style:font-name="Liberation Mono" fo:font-family="'Liberation Mono'" style:font-style-name="Standard" style:font-family-generic="modern" style:font-pitch="fixed" fo:font-size="16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6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de" fo:country="" officeooo:rsid="0016f576" officeooo:paragraph-rsid="0016f576"/>
    </style:style>
    <style:style style:name="MP2" style:family="paragraph" style:parent-style-name="Header">
      <style:paragraph-properties fo:text-align="start" style:justify-single-word="false"/>
      <style:text-properties fo:language="de" fo:country="" officeooo:rsid="0016f576" officeooo:paragraph-rsid="0016f576"/>
    </style:style>
    <style:style style:name="MP3" style:family="paragraph" style:parent-style-name="Footer">
      <style:paragraph-properties>
        <style:tab-stops>
          <style:tab-stop style:position="9.396cm" style:type="center"/>
          <style:tab-stop style:position="18.008cm" style:type="right"/>
        </style:tab-stops>
      </style:paragraph-properties>
    </style:style>
    <style:style style:name="MT1" style:family="text">
      <style:text-properties fo:language="de" fo:country=""/>
    </style:style>
    <style:style style:name="MT2" style:family="text">
      <style:text-properties fo:language="de" fo:country="" officeooo:rsid="0020a353"/>
    </style:style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1.499cm" fo:margin-right="1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3cm" fo:margin-left="0cm" fo:margin-right="0cm" fo:margin-bottom="0.199cm" fo:border-top="none" fo:border-bottom="0.99pt solid #000000" fo:border-left="none" fo:border-right="none" fo:padding="0cm" fo:background-color="transparent" style:dynamic-spacing="false" draw:fill="none" draw:fill-color="#729fcf"/>
      </style:header-style>
      <style:footer-style>
        <style:header-footer-properties fo:min-height="0.709cm" fo:margin-left="0cm" fo:margin-right="0cm" fo:margin-top="0.199cm" fo:border-top="0.99pt solid #000000" fo:border-bottom="none" fo:border-left="none" fo:border-right="none" fo:padding="0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Datenbanken. Eine Einführung mit Instahub</text:p>
      </style:header>
      <style:header-left>
        <text:p text:style-name="MP2">
          <text:chapter text:display="number" text:outline-level="1">1</text:chapter>
          <text:s/>
          <text:chapter text:display="name" text:outline-level="1">Vorwort</text:chapter>
        </text:p>
      </style:header-left>
      <style:footer>
        <text:p text:style-name="MP3">
          <text:span text:style-name="MT1">
            <text:file-name text:display="name-and-extension">instahubTemplate.odt</text:file-name>
          </text:span>
          <text:span text:style-name="MT1">
            <text:tab/>
          </text:span>
          <text:span text:style-name="MT1">
            <text:page-number text:select-page="current">3</text:page-number>
          </text:span>
          <text:span text:style-name="MT1">
            <text:tab/>
          </text:span>
          <text:span text:style-name="MT2">
            <text:user-defined style:data-style-name="N0" text:name="VersionODT">Version</text:user-defined>
          </text:span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1.1</meta:generator>
    <dc:title>Technisch-Didaktisches Liesmich für das InstaHub-Skript</dc:title>
    <dc:description/>
    <dc:subject/>
    <meta:keyword/>
    <dc:language>de</dc:language>
    <meta:initial-creator>Reinhard Nitzsche</meta:initial-creator>
    <dc:creator>Reinhard Nitzsche</dc:creator>
    <meta:creation-date>2020-02-05T15:26:31Z</meta:creation-date>
    <dc:date>2020-02-05T15:26:31Z</dc:date>
    <meta:user-defined meta:name="VersionODT" meta:value-type="string">0.2 (21.01.2020)</meta:user-defined>
    <meta:user-defined meta:name="numbersections" meta:value-type="string">True</meta:user-defined>
    <meta:user-defined meta:name="version" meta:value-type="string">0.2 (21.01.2020)</meta:user-defined>
  </office:meta>
</office:document-meta>
</file>